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0.381cm"/>
    </style:style>
    <style:style style:name="co3" style:family="table-column">
      <style:table-column-properties fo:break-before="auto" style:column-width="5.699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11.03cm"/>
    </style:style>
    <style:style style:name="co8" style:family="table-column">
      <style:table-column-properties fo:break-before="auto" style:column-width="1.36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1.301cm"/>
    </style:style>
    <style:style style:name="co11" style:family="table-column">
      <style:table-column-properties fo:break-before="auto" style:column-width="5.092cm"/>
    </style:style>
    <style:style style:name="co12" style:family="table-column">
      <style:table-column-properties fo:break-before="auto" style:column-width="8.9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d4ea6b"/>
    </style:style>
    <style:style style:name="ce4" style:family="table-cell" style:parent-style-name="Default">
      <style:table-cell-properties fo:background-color="#d4ea6b"/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4c7dc"/>
    </style:style>
    <style:style style:name="ce8" style:family="table-cell" style:parent-style-name="Default">
      <style:table-cell-properties fo:background-color="#d4ea6b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1011" table:default-cell-style-name="Default"/>
        <table:table-row table:style-name="ro1">
          <table:table-cell office:value-type="string" calcext:value-type="string">
            <text:p>bio_project</text:p>
          </table:table-cell>
          <table:table-cell office:value-type="string" calcext:value-type="string">
            <text:p>metadata_sourced</text:p>
          </table:table-cell>
          <table:table-cell office:value-type="string" calcext:value-type="string">
            <text:p>metadata_imported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n_run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bioproject_link</text:p>
          </table:table-cell>
          <table:table-cell table:style-name="ce9" table:number-columns-repeated="1011"/>
        </table:table-row>
        <table:table-row table:style-name="ro1">
          <table:table-cell table:style-name="ce2" office:value-type="string" calcext:value-type="string">
            <text:p>PRJDB1392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halleri</text:p>
          </table:table-cell>
          <table:table-cell table:style-name="ce7" office:value-type="string" calcext:value-type="string">
            <text:p>Akama</text:p>
          </table:table-cell>
          <table:table-cell table:style-name="ce7" office:value-type="string" calcext:value-type="string">
            <text:p>NAR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string" calcext:value-type="string">
            <text:p>genome assembly of lyrata and halleri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apan/russia</text:p>
          </table:table-cell>
          <table:table-cell table:style-name="ce7" office:value-type="string" calcext:value-type="string">
            <text:p>genome assembly</text:p>
          </table:table-cell>
          <table:table-cell table:style-name="ce7" office:value-type="string" calcext:value-type="string">
            <text:p>10.1093/nar/gkt1376</text:p>
          </table:table-cell>
          <table:table-cell table:style-name="ce7" table:formula="of:=&quot;https://www.ebi.ac.uk/ena/browser/view/&quot;&amp;[.A2]" office:value-type="string" office:string-value="https://www.ebi.ac.uk/ena/browser/view/PRJDB1392" calcext:value-type="string">
            <text:p>https://www.ebi.ac.uk/ena/browser/view/PRJDB1392</text:p>
          </table:table-cell>
          <table:table-cell table:style-name="ce9" table:number-columns-repeated="1011"/>
        </table:table-row>
        <table:table-row table:style-name="ro1">
          <table:table-cell table:style-name="ce2" office:value-type="string" calcext:value-type="string">
            <text:p>PRJEB19338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lyrata</text:p>
          </table:table-cell>
          <table:table-cell table:style-name="ce7" office:value-type="string" calcext:value-type="string">
            <text:p>Lucek &amp; Willi</text:p>
          </table:table-cell>
          <table:table-cell table:style-name="ce7" office:value-type="string" calcext:value-type="string">
            <text:p>Plos Genet</text:p>
          </table:table-cell>
          <table:table-cell table:style-name="ce7" office:value-type="float" office:value="2021" calcext:value-type="float">
            <text:p>2021</text:p>
          </table:table-cell>
          <table:table-cell table:style-name="ce7" office:value-type="string" calcext:value-type="string">
            <text:p>poolseq of lyrata across north america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north america</text:p>
          </table:table-cell>
          <table:table-cell table:style-name="ce7" office:value-type="string" calcext:value-type="string">
            <text:p>poolseq</text:p>
          </table:table-cell>
          <table:table-cell table:style-name="ce7" office:value-type="string" calcext:value-type="string">
            <text:p>10.1371/journal.pgen.1009477</text:p>
          </table:table-cell>
          <table:table-cell table:style-name="ce7" table:formula="of:=&quot;https://www.ebi.ac.uk/ena/browser/view/&quot;&amp;[.A3]" office:value-type="string" office:string-value="https://www.ebi.ac.uk/ena/browser/view/PRJEB19338" calcext:value-type="string">
            <text:p>https://www.ebi.ac.uk/ena/browser/view/PRJEB19338</text:p>
          </table:table-cell>
          <table:table-cell table:style-name="ce9" table:number-columns-repeated="1011"/>
        </table:table-row>
        <table:table-row table:style-name="ro1">
          <table:table-cell table:style-name="ce2" office:value-type="string" calcext:value-type="string">
            <text:p>PRJDB6736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lyrata subsp. petraea </text:p>
          </table:table-cell>
          <table:table-cell table:style-name="ce7" office:value-type="string" calcext:value-type="string">
            <text:p>Paape et al</text:p>
          </table:table-cell>
          <table:table-cell table:style-name="ce7" office:value-type="string" calcext:value-type="string">
            <text:p>Nature Comms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string" calcext:value-type="string">
            <text:p>A. lyrata petraea mate pair libaries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eurasia</text:p>
          </table:table-cell>
          <table:table-cell table:style-name="ce7" office:value-type="string" calcext:value-type="string">
            <text:p>mate pair libraries</text:p>
          </table:table-cell>
          <table:table-cell table:style-name="ce7" office:value-type="string" calcext:value-type="string">
            <text:p>10.1038/s41467-018-06108-1</text:p>
          </table:table-cell>
          <table:table-cell table:style-name="ce7" table:formula="of:=&quot;https://www.ebi.ac.uk/ena/browser/view/&quot;&amp;[.A4]" office:value-type="string" office:string-value="https://www.ebi.ac.uk/ena/browser/view/PRJDB6736" calcext:value-type="string">
            <text:p>https://www.ebi.ac.uk/ena/browser/view/PRJDB6736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NA484107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arenosa</text:p>
          </table:table-cell>
          <table:table-cell table:style-name="ce8" office:value-type="string" calcext:value-type="string">
            <text:p>Monnahan et al.</text:p>
          </table:table-cell>
          <table:table-cell table:style-name="ce8" office:value-type="string" calcext:value-type="string">
            <text:p>Nat Ecol Evol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string" calcext:value-type="string">
            <text:p>wgs on many arenosa</text:p>
          </table:table-cell>
          <table:table-cell table:style-name="ce8" office:value-type="float" office:value="291" calcext:value-type="float">
            <text:p>291</text:p>
          </table:table-cell>
          <table:table-cell table:style-name="ce8" office:value-type="string" calcext:value-type="string">
            <text:p>europe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38/s41559-019-0807-4</text:p>
          </table:table-cell>
          <table:table-cell table:style-name="ce8" table:formula="of:=&quot;https://www.ebi.ac.uk/ena/browser/view/&quot;&amp;[.A5]" office:value-type="string" office:string-value="https://www.ebi.ac.uk/ena/browser/view/PRJNA484107" calcext:value-type="string">
            <text:p>https://www.ebi.ac.uk/ena/browser/view/PRJNA484107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EB35573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halleri</text:p>
          </table:table-cell>
          <table:table-cell table:style-name="ce8" office:value-type="string" calcext:value-type="string">
            <text:p>Lee et al.</text:p>
          </table:table-cell>
          <table:table-cell table:style-name="ce8" office:value-type="string" calcext:value-type="string">
            <text:p>biorxiv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string" calcext:value-type="string">
            <text:p>wgs from high heavy-metal concentration sites in IT and D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europe</text:p>
          </table:table-cell>
          <table:table-cell table:style-name="ce8" office:value-type="string" calcext:value-type="string">
            <text:p>short read wgs (+ many RNAseq)</text:p>
          </table:table-cell>
          <table:table-cell table:style-name="ce8" office:value-type="string" calcext:value-type="string">
            <text:p>10.1101/859249</text:p>
          </table:table-cell>
          <table:table-cell table:style-name="ce8" table:formula="of:=&quot;https://www.ebi.ac.uk/ena/browser/view/&quot;&amp;[.A6]" office:value-type="string" office:string-value="https://www.ebi.ac.uk/ena/browser/view/PRJEB35573" calcext:value-type="string">
            <text:p>https://www.ebi.ac.uk/ena/browser/view/PRJEB35573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DB4504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kamchatica</text:p>
          </table:table-cell>
          <table:table-cell table:style-name="ce8" office:value-type="string" calcext:value-type="string">
            <text:p>Novikova et al</text:p>
          </table:table-cell>
          <table:table-cell table:style-name="ce8" office:value-type="string" calcext:value-type="string">
            <text:p>Nat Genet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mostly kamchatica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>
            <text:p>eurasi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38/ng.3617</text:p>
          </table:table-cell>
          <table:table-cell table:style-name="ce8" table:formula="of:=&quot;https://www.ebi.ac.uk/ena/browser/view/&quot;&amp;[.A7]" office:value-type="string" office:string-value="https://www.ebi.ac.uk/ena/browser/view/PRJDB4504" calcext:value-type="string">
            <text:p>https://www.ebi.ac.uk/ena/browser/view/PRJDB4504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DB6166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kamchatica</text:p>
          </table:table-cell>
          <table:table-cell table:style-name="ce8" office:value-type="string" calcext:value-type="string">
            <text:p>Paape et al</text:p>
          </table:table-cell>
          <table:table-cell table:style-name="ce8" office:value-type="string" calcext:value-type="string">
            <text:p>Nature Comms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string" calcext:value-type="string">
            <text:p>polyploid kamchatica natural variation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string" calcext:value-type="string">
            <text:p>eurasia</text:p>
          </table:table-cell>
          <table:table-cell table:style-name="ce8" office:value-type="string" calcext:value-type="string">
            <text:p>short read wgs, possibly mate-pair</text:p>
          </table:table-cell>
          <table:table-cell table:style-name="ce8" office:value-type="string" calcext:value-type="string">
            <text:p>10.1038/s41467-018-06108-1</text:p>
          </table:table-cell>
          <table:table-cell table:style-name="ce8" table:formula="of:=&quot;https://www.ebi.ac.uk/ena/browser/view/&quot;&amp;[.A8]" office:value-type="string" office:string-value="https://www.ebi.ac.uk/ena/browser/view/PRJDB6166" calcext:value-type="string">
            <text:p>https://www.ebi.ac.uk/ena/browser/view/PRJDB6166</text:p>
          </table:table-cell>
          <table:table-cell table:style-name="ce9" table:number-columns-repeated="1011"/>
        </table:table-row>
        <table:table-row table:style-name="ro1">
          <table:table-cell table:style-name="ce4" office:value-type="string" calcext:value-type="string">
            <text:p>PRJEB30473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lyrata</text:p>
          </table:table-cell>
          <table:table-cell table:style-name="ce8" office:value-type="string" calcext:value-type="string">
            <text:p>Lucek &amp; Willi</text:p>
          </table:table-cell>
          <table:table-cell table:style-name="ce8" office:value-type="string" calcext:value-type="string">
            <text:p>Plos Genet</text:p>
          </table:table-cell>
          <table:table-cell table:style-name="ce8" office:value-type="float" office:value="2021" calcext:value-type="float">
            <text:p>2021</text:p>
          </table:table-cell>
          <table:table-cell table:style-name="ce8" office:value-type="string" calcext:value-type="string">
            <text:p>wgs of lyrata across NA</text:p>
          </table:table-cell>
          <table:table-cell table:style-name="ce8" office:value-type="float" office:value="234" calcext:value-type="float">
            <text:p>234</text:p>
          </table:table-cell>
          <table:table-cell table:style-name="ce8" office:value-type="string" calcext:value-type="string">
            <text:p>north america</text:p>
          </table:table-cell>
          <table:table-cell table:style-name="ce8" office:value-type="string" calcext:value-type="string">
            <text:p>short read wgs, 10x coverage, 2 indiv/pop</text:p>
          </table:table-cell>
          <table:table-cell table:style-name="ce8" office:value-type="string" calcext:value-type="string">
            <text:p>10.1371/journal.pgen.1009477</text:p>
          </table:table-cell>
          <table:table-cell table:style-name="ce8" table:formula="of:=&quot;https://www.ebi.ac.uk/ena/browser/view/&quot;&amp;[.A9]" office:value-type="string" office:string-value="https://www.ebi.ac.uk/ena/browser/view/PRJEB30473" calcext:value-type="string">
            <text:p>https://www.ebi.ac.uk/ena/browser/view/PRJEB30473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EB20573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lyrata &amp; arenosa</text:p>
          </table:table-cell>
          <table:table-cell table:style-name="ce8" office:value-type="string" calcext:value-type="string">
            <text:p>Hohmann &amp; Koch</text:p>
          </table:table-cell>
          <table:table-cell table:style-name="ce8" office:value-type="string" calcext:value-type="string">
            <text:p>BMC Genomics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string" calcext:value-type="string">
            <text:p>Lyrata-arenosa tetraploid hybrid zone. Similar to novikova data, wgs on non-thaliana. Some diploids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string" calcext:value-type="string">
            <text:p>east Austri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186/s12864-017-4220-6</text:p>
          </table:table-cell>
          <table:table-cell table:style-name="ce8" table:formula="of:=&quot;https://www.ebi.ac.uk/ena/browser/view/&quot;&amp;[.A10]" office:value-type="string" office:string-value="https://www.ebi.ac.uk/ena/browser/view/PRJEB20573" calcext:value-type="string">
            <text:p>https://www.ebi.ac.uk/ena/browser/view/PRJEB20573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EB34247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lyrata &amp; arenosa</text:p>
          </table:table-cell>
          <table:table-cell table:style-name="ce8" office:value-type="string" calcext:value-type="string">
            <text:p>marburger et al</text:p>
          </table:table-cell>
          <table:table-cell table:style-name="ce8" office:value-type="string" calcext:value-type="string">
            <text:p>Nature Comms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string" calcext:value-type="string">
            <text:p>wgs on a variety of lyrata and arenosa, novikova style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Österreich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38/s41467-019-13159-5</text:p>
          </table:table-cell>
          <table:table-cell table:style-name="ce8" table:formula="of:=&quot;https://www.ebi.ac.uk/ena/browser/view/&quot;&amp;[.A11]" office:value-type="string" office:string-value="https://www.ebi.ac.uk/ena/browser/view/PRJEB34247" calcext:value-type="string">
            <text:p>https://www.ebi.ac.uk/ena/browser/view/PRJEB34247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NA273563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The 1001 Genomes Consortium</text:p>
          </table:table-cell>
          <table:table-cell table:style-name="ce8" office:value-type="string" calcext:value-type="string">
            <text:p>Cell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1kg</text:p>
          </table:table-cell>
          <table:table-cell table:style-name="ce8" office:value-type="float" office:value="1135" calcext:value-type="float">
            <text:p>1135</text:p>
          </table:table-cell>
          <table:table-cell table:style-name="ce8" office:value-type="string" calcext:value-type="string">
            <text:p>global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16/j.cell.2016.05.063</text:p>
          </table:table-cell>
          <table:table-cell table:style-name="ce8" table:formula="of:=&quot;https://www.ebi.ac.uk/ena/browser/view/&quot;&amp;[.A12]" office:value-type="string" office:string-value="https://www.ebi.ac.uk/ena/browser/view/PRJNA273563" calcext:value-type="string">
            <text:p>https://www.ebi.ac.uk/ena/browser/view/PRJNA273563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EB19780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Durvasula &amp; Fulgione et al</text:p>
          </table:table-cell>
          <table:table-cell table:style-name="ce8" office:value-type="string" calcext:value-type="string">
            <text:p>PNAS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string" calcext:value-type="string">
            <text:p>Wgs accessions from a few african countries. Quite clustered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string" calcext:value-type="string">
            <text:p>Afric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73/pnas.1616736114 </text:p>
          </table:table-cell>
          <table:table-cell table:style-name="ce8" table:formula="of:=&quot;https://www.ebi.ac.uk/ena/browser/view/&quot;&amp;[.A13]" office:value-type="string" office:string-value="https://www.ebi.ac.uk/ena/browser/view/PRJEB19780" calcext:value-type="string">
            <text:p>https://www.ebi.ac.uk/ena/browser/view/PRJEB19780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EB9862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Kasulin et al. </text:p>
          </table:table-cell>
          <table:table-cell table:style-name="ce8" office:value-type="string" calcext:value-type="string">
            <text:p>Mol Ecol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string" calcext:value-type="string">
            <text:p>four accessions from patagonia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atagoni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111/mec.14107</text:p>
          </table:table-cell>
          <table:table-cell table:style-name="ce8" table:formula="of:=&quot;https://www.ebi.ac.uk/ena/browser/view/&quot;&amp;[.A14]" office:value-type="string" office:string-value="https://www.ebi.ac.uk/ena/browser/view/PRJEB9862" calcext:value-type="string">
            <text:p>https://www.ebi.ac.uk/ena/browser/view/PRJEB9862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NA272567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Zeng et al.</text:p>
          </table:table-cell>
          <table:table-cell table:style-name="ce8" office:value-type="string" calcext:value-type="string">
            <text:p>Science Bulletin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string" calcext:value-type="string">
            <text:p>a single tibetian access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tibet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16/j.scib.2017.10.007</text:p>
          </table:table-cell>
          <table:table-cell table:style-name="ce8" table:formula="of:=&quot;https://www.ebi.ac.uk/ena/browser/view/&quot;&amp;[.A15]" office:value-type="string" office:string-value="https://www.ebi.ac.uk/ena/browser/view/PRJNA272567" calcext:value-type="string">
            <text:p>https://www.ebi.ac.uk/ena/browser/view/PRJNA272567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NA293798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Zou et al.</text:p>
          </table:table-cell>
          <table:table-cell table:style-name="ce8" office:value-type="string" calcext:value-type="string">
            <text:p>Genome Biology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string" calcext:value-type="string">
            <text:p>many accessions from china (yangtze river basin)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string" calcext:value-type="string">
            <text:p>chin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186/s13059-017-1378-9</text:p>
          </table:table-cell>
          <table:table-cell table:style-name="ce8" table:formula="of:=&quot;https://www.ebi.ac.uk/ena/browser/view/&quot;&amp;[.A16]" office:value-type="string" office:string-value="https://www.ebi.ac.uk/ena/browser/view/PRJNA293798" calcext:value-type="string">
            <text:p>https://www.ebi.ac.uk/ena/browser/view/PRJNA293798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NA506760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Busoms et al.</text:p>
          </table:table-cell>
          <table:table-cell table:style-name="ce8" office:value-type="string" calcext:value-type="string">
            <text:p>PNAS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string" calcext:value-type="string">
            <text:p>several catalonian accessions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string" calcext:value-type="string">
            <text:p>cataloni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<text:a xlink:href="https://doi.org/10.1073/pnas.1816964115" xlink:type="simple">10.1073/pnas.1816964115</text:a></text:p>
          </table:table-cell>
          <table:table-cell table:style-name="ce8" table:formula="of:=&quot;https://www.ebi.ac.uk/ena/browser/view/&quot;&amp;[.A17]" office:value-type="string" office:string-value="https://www.ebi.ac.uk/ena/browser/view/PRJNA506760" calcext:value-type="string">
            <text:p>https://www.ebi.ac.uk/ena/browser/view/PRJNA506760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SRP103198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Frachon et al.</text:p>
          </table:table-cell>
          <table:table-cell table:style-name="ce8" office:value-type="string" calcext:value-type="string">
            <text:p>FIPS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string" calcext:value-type="string">
            <text:p>poolseq on region-scale Ath variation (2.5k plants)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string" calcext:value-type="string">
            <text:p>south france</text:p>
          </table:table-cell>
          <table:table-cell table:style-name="ce8" office:value-type="string" calcext:value-type="string">
            <text:p>poolseq</text:p>
          </table:table-cell>
          <table:table-cell table:style-name="ce8" office:value-type="string" calcext:value-type="string">
            <text:p>10.3389/fpls.2018.00967</text:p>
          </table:table-cell>
          <table:table-cell table:style-name="ce8" table:formula="of:=&quot;https://www.ebi.ac.uk/ena/browser/view/&quot;&amp;[.A18]" office:value-type="string" office:string-value="https://www.ebi.ac.uk/ena/browser/view/SRP103198" calcext:value-type="string">
            <text:p>https://www.ebi.ac.uk/ena/browser/view/SRP103198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EB23751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Fulgione et al. </text:p>
          </table:table-cell>
          <table:table-cell table:style-name="ce8" office:value-type="string" calcext:value-type="string">
            <text:p>MBE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string" calcext:value-type="string">
            <text:p>Maideran Ath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Maidera</text:p>
          </table:table-cell>
          <table:table-cell table:style-name="ce8" office:value-type="string" calcext:value-type="string">
            <text:p>short read wgs, no data on ERA, just the metadata.</text:p>
          </table:table-cell>
          <table:table-cell table:style-name="ce8" office:value-type="string" calcext:value-type="string">
            <text:p>10.1093/molbev/msx300</text:p>
          </table:table-cell>
          <table:table-cell table:style-name="ce8" table:formula="of:=&quot;https://www.ebi.ac.uk/ena/browser/view/&quot;&amp;[.A19]" office:value-type="string" office:string-value="https://www.ebi.ac.uk/ena/browser/view/PRJEB23751" calcext:value-type="string">
            <text:p>https://www.ebi.ac.uk/ena/browser/view/PRJEB23751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NA727818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Park et al</text:p>
          </table:table-cell>
          <table:table-cell table:style-name="ce8" office:value-type="string" calcext:value-type="string">
            <text:p>Int. J. Genomics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string" calcext:value-type="string">
            <text:p>one accession from korea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kore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155/2020/3236461</text:p>
          </table:table-cell>
          <table:table-cell table:style-name="ce8" table:formula="of:=&quot;https://www.ebi.ac.uk/ena/browser/view/&quot;&amp;[.A20]" office:value-type="string" office:string-value="https://www.ebi.ac.uk/ena/browser/view/PRJNA727818" calcext:value-type="string">
            <text:p>https://www.ebi.ac.uk/ena/browser/view/PRJNA727818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NA284572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various non-thaliana</text:p>
          </table:table-cell>
          <table:table-cell table:style-name="ce8" office:value-type="string" calcext:value-type="string">
            <text:p>Novikova et al</text:p>
          </table:table-cell>
          <table:table-cell table:style-name="ce8" office:value-type="string" calcext:value-type="string">
            <text:p>Nat Genet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many non-thaliana whole genomes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string" calcext:value-type="string">
            <text:p>eurasi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38/ng.3617</text:p>
          </table:table-cell>
          <table:table-cell table:style-name="ce8" table:formula="of:=&quot;https://www.ebi.ac.uk/ena/browser/view/&quot;&amp;[.A21]" office:value-type="string" office:string-value="https://www.ebi.ac.uk/ena/browser/view/PRJNA284572" calcext:value-type="string">
            <text:p>https://www.ebi.ac.uk/ena/browser/view/PRJNA284572</text:p>
          </table:table-cell>
          <table:table-cell table:style-name="ce9" table:number-columns-repeated="1011"/>
        </table:table-row>
        <table:table-row table:style-name="ro1">
          <table:table-cell office:value-type="string" calcext:value-type="string">
            <text:p>PRJEB28010</text:p>
          </table:table-cell>
          <table:table-cell table:number-columns-repeated="2"/>
          <table:table-cell office:value-type="string" calcext:value-type="string">
            <text:p>broad across brassicacea</text:p>
          </table:table-cell>
          <table:table-cell office:value-type="string" calcext:value-type="string">
            <text:p>Patsiou et al.</text:p>
          </table:table-cell>
          <table:table-cell office:value-type="string" calcext:value-type="string">
            <text:p>Global ecology and biogeograph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kim-seq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entral alps</text:p>
          </table:table-cell>
          <table:table-cell office:value-type="string" calcext:value-type="string">
            <text:p>short read wgs, low coverage for plastid</text:p>
          </table:table-cell>
          <table:table-cell office:value-type="string" calcext:value-type="string">
            <text:p>10.1111/geb.13280</text:p>
          </table:table-cell>
          <table:table-cell table:formula="of:=&quot;https://www.ebi.ac.uk/ena/browser/view/&quot;&amp;[.A22]" office:value-type="string" office:string-value="https://www.ebi.ac.uk/ena/browser/view/PRJEB28010" calcext:value-type="string">
            <text:p>https://www.ebi.ac.uk/ena/browser/view/PRJEB28010</text:p>
          </table:table-cell>
          <table:table-cell table:style-name="ce9" table:number-columns-repeated="1011"/>
        </table:table-row>
        <table:table-row table:style-name="ro1">
          <table:table-cell office:value-type="string" calcext:value-type="string">
            <text:p>PRJEB18647</text:p>
          </table:table-cell>
          <table:table-cell table:number-columns-repeated="2"/>
          <table:table-cell office:value-type="string" calcext:value-type="string">
            <text:p>halleri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BMC Genomic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oolseq on multiple A. halleri populations, supposedly 9 pops, but only 4 on s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rol region</text:p>
          </table:table-cell>
          <table:table-cell office:value-type="string" calcext:value-type="string">
            <text:p>poolseq</text:p>
          </table:table-cell>
          <table:table-cell office:value-type="string" calcext:value-type="string">
            <text:p>10.1186/s12864-016-3459-7</text:p>
          </table:table-cell>
          <table:table-cell table:formula="of:=&quot;https://www.ebi.ac.uk/ena/browser/view/&quot;&amp;[.A23]" office:value-type="string" office:string-value="https://www.ebi.ac.uk/ena/browser/view/PRJEB18647" calcext:value-type="string">
            <text:p>https://www.ebi.ac.uk/ena/browser/view/PRJEB18647</text:p>
          </table:table-cell>
          <table:table-cell table:style-name="ce9" table:number-columns-repeated="1011"/>
        </table:table-row>
        <table:table-row table:style-name="ro1">
          <table:table-cell office:value-type="string" calcext:value-type="string">
            <text:p>PRJEB12316</text:p>
          </table:table-cell>
          <table:table-cell table:number-columns-repeated="2"/>
          <table:table-cell office:value-type="string" calcext:value-type="string">
            <text:p>thaliana</text:p>
          </table:table-cell>
          <table:table-cell office:value-type="string" calcext:value-type="string">
            <text:p>Günther et al</text:p>
          </table:table-cell>
          <table:table-cell office:value-type="string" calcext:value-type="string">
            <text:p>Mol Eco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ive poolseq pops in paired alpine valleys &amp; mountai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thern Italy</text:p>
          </table:table-cell>
          <table:table-cell office:value-type="string" calcext:value-type="string">
            <text:p>poolseq</text:p>
          </table:table-cell>
          <table:table-cell office:value-type="string" calcext:value-type="string">
            <text:p>10.1111/mec.13705</text:p>
          </table:table-cell>
          <table:table-cell table:formula="of:=&quot;https://www.ebi.ac.uk/ena/browser/view/&quot;&amp;[.A24]" office:value-type="string" office:string-value="https://www.ebi.ac.uk/ena/browser/view/PRJEB12316" calcext:value-type="string">
            <text:p>https://www.ebi.ac.uk/ena/browser/view/PRJEB12316</text:p>
          </table:table-cell>
          <table:table-cell table:style-name="ce9" table:number-columns-repeated="1011"/>
        </table:table-row>
        <table:table-row table:style-name="ro1">
          <table:table-cell office:value-type="string" calcext:value-type="string">
            <text:p>PRJEB14131</text:p>
          </table:table-cell>
          <table:table-cell table:number-columns-repeated="2"/>
          <table:table-cell office:value-type="string" calcext:value-type="string">
            <text:p>thaliana</text:p>
          </table:table-cell>
          <table:table-cell office:value-type="string" calcext:value-type="string">
            <text:p>Günther et al</text:p>
          </table:table-cell>
          <table:table-cell office:value-type="string" calcext:value-type="string">
            <text:p>Mol Eco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ossible duplicate of the other bioproject for this paper. Five poolseq pops in paired alpine valleys &amp; mountains.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thern Italy</text:p>
          </table:table-cell>
          <table:table-cell office:value-type="string" calcext:value-type="string">
            <text:p>poolseq</text:p>
          </table:table-cell>
          <table:table-cell office:value-type="string" calcext:value-type="string">
            <text:p>10.1111/mec.13705</text:p>
          </table:table-cell>
          <table:table-cell table:formula="of:=&quot;https://www.ebi.ac.uk/ena/browser/view/&quot;&amp;[.A25]" office:value-type="string" office:string-value="https://www.ebi.ac.uk/ena/browser/view/PRJEB14131" calcext:value-type="string">
            <text:p>https://www.ebi.ac.uk/ena/browser/view/PRJEB14131</text:p>
          </table:table-cell>
          <table:table-cell table:style-name="ce9" table:number-columns-repeated="1011"/>
        </table:table-row>
        <table:table-row table:style-name="ro1">
          <table:table-cell office:value-type="string" calcext:value-type="string">
            <text:p>PRJEB23122</text:p>
          </table:table-cell>
          <table:table-cell table:number-columns-repeated="2"/>
          <table:table-cell office:value-type="string" calcext:value-type="string">
            <text:p>thaliana</text:p>
          </table:table-cell>
          <table:table-cell office:value-type="string" calcext:value-type="string">
            <text:p>van der Weyer et al</text:p>
          </table:table-cell>
          <table:table-cell office:value-type="string" calcext:value-type="string">
            <text:p>Cel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th hifi renseq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hifi renseq on nlrs across 1kg data</text:p>
          </table:table-cell>
          <table:table-cell office:value-type="string" calcext:value-type="string">
            <text:p>10.1016/j.cell.2019.07.038</text:p>
          </table:table-cell>
          <table:table-cell table:formula="of:=&quot;https://www.ebi.ac.uk/ena/browser/view/&quot;&amp;[.A26]" office:value-type="string" office:string-value="https://www.ebi.ac.uk/ena/browser/view/PRJEB23122" calcext:value-type="string">
            <text:p>https://www.ebi.ac.uk/ena/browser/view/PRJEB23122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PRJEB23202</text:p>
          </table:table-cell>
          <table:table-cell table:number-columns-repeated="2"/>
          <table:table-cell office:value-type="string" calcext:value-type="string">
            <text:p>various non-thaliana</text:p>
          </table:table-cell>
          <table:table-cell office:value-type="string" calcext:value-type="string">
            <text:p>cant’ find the paper, seems to be from Yvonne Willi’s lab in Basel</text:p>
          </table:table-cell>
          <table:table-cell/>
          <table:table-cell office:value-type="float" office:value="2017" calcext:value-type="float">
            <text:p>201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hort read wgs</text:p>
          </table:table-cell>
          <table:table-cell/>
          <table:table-cell table:formula="of:=&quot;https://www.ebi.ac.uk/ena/browser/view/&quot;&amp;[.A27]" office:value-type="string" office:string-value="https://www.ebi.ac.uk/ena/browser/view/PRJEB23202" calcext:value-type="string">
            <text:p>https://www.ebi.ac.uk/ena/browser/view/PRJEB23202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PRJNA66758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renosa</text:p>
          </table:table-cell>
          <table:table-cell office:value-type="string" calcext:value-type="string">
            <text:p>Konečná</text:p>
          </table:table-cell>
          <table:table-cell office:value-type="string" calcext:value-type="string">
            <text:p>biorxiv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renosa wg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entral europe</text:p>
          </table:table-cell>
          <table:table-cell office:value-type="string" calcext:value-type="string">
            <text:p>short read wgs</text:p>
          </table:table-cell>
          <table:table-cell office:value-type="string" calcext:value-type="string">
            <text:p>10.1101/2021.01.15.426785 </text:p>
          </table:table-cell>
          <table:table-cell table:formula="of:=&quot;https://www.ebi.ac.uk/ena/browser/view/&quot;&amp;[.A28]" office:value-type="string" office:string-value="https://www.ebi.ac.uk/ena/browser/view/PRJNA667586" calcext:value-type="string">
            <text:p>https://www.ebi.ac.uk/ena/browser/view/PRJNA667586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JNA506705</text:p>
          </table:table-cell>
          <table:table-cell table:number-columns-repeated="2"/>
          <table:table-cell office:value-type="string" calcext:value-type="string">
            <text:p>Arenosa &amp; halleri</text:p>
          </table:table-cell>
          <table:table-cell table:number-columns-repeated="8"/>
          <table:table-cell table:formula="of:=&quot;https://www.ebi.ac.uk/ena/browser/view/&quot;&amp;[.A29]" office:value-type="string" office:string-value="https://www.ebi.ac.uk/ena/browser/view/PRJNA506705" calcext:value-type="string">
            <text:p>https://www.ebi.ac.uk/ena/browser/view/PRJNA506705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PRJNA592307</text:p>
          </table:table-cell>
          <table:table-cell table:number-columns-repeated="2"/>
          <table:table-cell office:value-type="string" calcext:value-type="string">
            <text:p>halleri</text:p>
          </table:table-cell>
          <table:table-cell table:number-columns-repeated="8"/>
          <table:table-cell table:formula="of:=&quot;https://www.ebi.ac.uk/ena/browser/view/&quot;&amp;[.A30]" office:value-type="string" office:string-value="https://www.ebi.ac.uk/ena/browser/view/PRJNA592307" calcext:value-type="string">
            <text:p>https://www.ebi.ac.uk/ena/browser/view/PRJNA592307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PRJNA459481</text:p>
          </table:table-cell>
          <table:table-cell table:number-columns-repeated="2"/>
          <table:table-cell office:value-type="string" calcext:value-type="string">
            <text:p>lyrata</text:p>
          </table:table-cell>
          <table:table-cell table:number-columns-repeated="8"/>
          <table:table-cell table:formula="of:=&quot;https://www.ebi.ac.uk/ena/browser/view/&quot;&amp;[.A31]" office:value-type="string" office:string-value="https://www.ebi.ac.uk/ena/browser/view/PRJNA459481" calcext:value-type="string">
            <text:p>https://www.ebi.ac.uk/ena/browser/view/PRJNA459481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PRJNA35737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lyrata</text:p>
          </table:table-cell>
          <table:table-cell office:value-type="string" calcext:value-type="string">
            <text:p>Hamala &amp; Savolainen</text:p>
          </table:table-cell>
          <table:table-cell office:value-type="string" calcext:value-type="string">
            <text:p>MB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yrata wg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urope &amp; USA</text:p>
          </table:table-cell>
          <table:table-cell office:value-type="string" calcext:value-type="string">
            <text:p>short read wgs</text:p>
          </table:table-cell>
          <table:table-cell office:value-type="string" calcext:value-type="string">
            <text:p>10.1093/molbev/msz149</text:p>
          </table:table-cell>
          <table:table-cell table:formula="of:=&quot;https://www.ebi.ac.uk/ena/browser/view/&quot;&amp;[.A32]" office:value-type="string" office:string-value="https://www.ebi.ac.uk/ena/browser/view/PRJNA357372" calcext:value-type="string">
            <text:p>https://www.ebi.ac.uk/ena/browser/view/PRJNA357372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PRJNA493227</text:p>
          </table:table-cell>
          <table:table-cell table:number-columns-repeated="2"/>
          <table:table-cell office:value-type="string" calcext:value-type="string">
            <text:p>lyrata</text:p>
          </table:table-cell>
          <table:table-cell table:number-columns-repeated="8"/>
          <table:table-cell table:formula="of:=&quot;https://www.ebi.ac.uk/ena/browser/view/&quot;&amp;[.A33]" office:value-type="string" office:string-value="https://www.ebi.ac.uk/ena/browser/view/PRJNA493227" calcext:value-type="string">
            <text:p>https://www.ebi.ac.uk/ena/browser/view/PRJNA493227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PRJEB22018</text:p>
          </table:table-cell>
          <table:table-cell table:number-columns-repeated="2"/>
          <table:table-cell office:value-type="string" calcext:value-type="string">
            <text:p>Lyrata &amp; thaliana</text:p>
          </table:table-cell>
          <table:table-cell table:number-columns-repeated="8"/>
          <table:table-cell table:formula="of:=&quot;https://www.ebi.ac.uk/ena/browser/view/&quot;&amp;[.A34]" office:value-type="string" office:string-value="https://www.ebi.ac.uk/ena/browser/view/PRJEB22018" calcext:value-type="string">
            <text:p>https://www.ebi.ac.uk/ena/browser/view/PRJEB22018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PRJEB24619</text:p>
          </table:table-cell>
          <table:table-cell table:number-columns-repeated="2"/>
          <table:table-cell office:value-type="string" calcext:value-type="string">
            <text:p>thaliana</text:p>
          </table:table-cell>
          <table:table-cell table:number-columns-repeated="3"/>
          <table:table-cell office:value-type="string" calcext:value-type="string">
            <text:p>herbarium samples from USA</text:p>
          </table:table-cell>
          <table:table-cell table:number-columns-repeated="4"/>
          <table:table-cell table:formula="of:=&quot;https://www.ebi.ac.uk/ena/browser/view/&quot;&amp;[.A35]" office:value-type="string" office:string-value="https://www.ebi.ac.uk/ena/browser/view/PRJEB24619" calcext:value-type="string">
            <text:p>https://www.ebi.ac.uk/ena/browser/view/PRJEB24619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PRJEB31530</text:p>
          </table:table-cell>
          <table:table-cell table:number-columns-repeated="2"/>
          <table:table-cell office:value-type="string" calcext:value-type="string">
            <text:p>thaliana</text:p>
          </table:table-cell>
          <table:table-cell table:number-columns-repeated="3"/>
          <table:table-cell office:value-type="string" calcext:value-type="string">
            <text:p>metagenomes (possibly pathodopsis?)</text:p>
          </table:table-cell>
          <table:table-cell table:number-columns-repeated="3"/>
          <table:table-cell office:value-type="string" calcext:value-type="string">
            <text:p>10.1038/s41396-020-0665-8</text:p>
          </table:table-cell>
          <table:table-cell table:formula="of:=&quot;https://www.ebi.ac.uk/ena/browser/view/&quot;&amp;[.A36]" office:value-type="string" office:string-value="https://www.ebi.ac.uk/ena/browser/view/PRJEB31530" calcext:value-type="string">
            <text:p>https://www.ebi.ac.uk/ena/browser/view/PRJEB31530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PRJEB42417</text:p>
          </table:table-cell>
          <table:table-cell table:number-columns-repeated="2"/>
          <table:table-cell office:value-type="string" calcext:value-type="string">
            <text:p>thaliana</text:p>
          </table:table-cell>
          <table:table-cell office:value-type="string" calcext:value-type="string">
            <text:p>Shrisekar et al</text:p>
          </table:table-cell>
          <table:table-cell office:value-type="string" calcext:value-type="string">
            <text:p>biorxiv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Gautam’s NA line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hort read wgs x500, radseq x 2800</text:p>
          </table:table-cell>
          <table:table-cell office:value-type="string" calcext:value-type="string">
            <text:p>10.1101/2021.01.22.427575v1</text:p>
          </table:table-cell>
          <table:table-cell table:formula="of:=&quot;https://www.ebi.ac.uk/ena/browser/view/&quot;&amp;[.A37]" office:value-type="string" office:string-value="https://www.ebi.ac.uk/ena/browser/view/PRJEB42417" calcext:value-type="string">
            <text:p>https://www.ebi.ac.uk/ena/browser/view/PRJEB42417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PRJNA288374</text:p>
          </table:table-cell>
          <table:table-cell table:number-columns-repeated="2"/>
          <table:table-cell office:value-type="string" calcext:value-type="string">
            <text:p>thaliana</text:p>
          </table:table-cell>
          <table:table-cell office:value-type="string" calcext:value-type="string">
            <text:p>Gould et al</text:p>
          </table:table-cell>
          <table:table-cell office:value-type="string" calcext:value-type="string">
            <text:p>Mol Eco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ome north american lines, some from stock cent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hort read wgs</text:p>
          </table:table-cell>
          <table:table-cell office:value-type="string" calcext:value-type="string">
            <text:p>10.1111/mec.13643</text:p>
          </table:table-cell>
          <table:table-cell table:formula="of:=&quot;https://www.ebi.ac.uk/ena/browser/view/&quot;&amp;[.A38]" office:value-type="string" office:string-value="https://www.ebi.ac.uk/ena/browser/view/PRJNA288374" calcext:value-type="string">
            <text:p>https://www.ebi.ac.uk/ena/browser/view/PRJNA28837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39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40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41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42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43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44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45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46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47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48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49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50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51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52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53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54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55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56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57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58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59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60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61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62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63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64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65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66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67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68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69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70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71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72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73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74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75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76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39:Sheet1.A1048576 Sheet1.A1:Sheet1.A26 Sheet1.A29:Sheet1.A29">
            <calcext:condition calcext:apply-style-name="Bad" calcext:value="duplicate" calcext:base-cell-address="Sheet1.A1"/>
          </calcext:conditional-format>
        </calcext:conditional-formats>
      </table:table>
      <table:named-expressions>
        <table:named-range table:name="bcollab0010" table:base-cell-address="$Sheet1.$C$2" table:cell-range-address="$Sheet1.$E$2"/>
      </table:named-expressions>
      <table:database-ranges>
        <table:database-range table:name="__Anonymous_Sheet_DB__0" table:target-range-address="Sheet1.A1:Sheet1.M76">
          <table:sort>
            <table:sort-by table:field-number="1" table:data-type="automatic"/>
            <table:sort-by table:field-number="3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77bc65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 style:data-style-name="N2" text:time-value="21:40:30.433889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2T13:23:02.346721775</meta:creation-date>
    <dc:date>2021-06-07T22:04:19.880819200</dc:date>
    <meta:editing-duration>PT15H13M59S</meta:editing-duration>
    <meta:editing-cycles>18</meta:editing-cycles>
    <meta:generator>LibreOffice/7.0.4.2$Linux_X86_64 LibreOffice_project/00$Build-2</meta:generator>
    <meta:document-statistic meta:table-count="1" meta:cell-count="444" meta:object-count="0"/>
  </office:meta>
</office:document-meta>
</file>